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Info.get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Password(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Retry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Expires( Date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User( String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Exp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Info.setRetryCount(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